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250" officeooo:paragraph-rsid="0018d2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min de git :</text:p>
      <text:p text:style-name="P1"/>
      <text:p text:style-name="P1">Desktop/ETUDES CY TECH - GRTgaz/CY TECH/2023-2024/COURS/S1/UE-1 INFO <text:s/>ECT =9.5/Projet C - AEF/Versionning_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5:14:29.581883235</meta:creation-date>
    <dc:date>2023-10-15T15:15:27.409429083</dc:date>
    <meta:editing-duration>PT58S</meta:editing-duration>
    <meta:editing-cycles>1</meta:editing-cycles>
    <meta:document-statistic meta:table-count="0" meta:image-count="0" meta:object-count="0" meta:page-count="1" meta:paragraph-count="2" meta:word-count="16" meta:character-count="124" meta:non-whitespace-character-count="109"/>
    <meta:generator>LibreOffice/7.3.7.2$Linux_X86_64 LibreOffice_project/30$Build-2</meta:generator>
  </office:meta>
</office:document-meta>
</file>